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3.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b66c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c9ba4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a6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a6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fo:background-color="#b4c7dc" style:cell-protect="none" style:print-content="true" fo:border="0.06pt solid #000000"/>
    </style:style>
    <style:style style:name="ce16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"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ackground-color="#ffb66c" fo:border="0.06pt solid #000000"/>
    </style:style>
    <style:style style:name="ce20" style:family="table-cell" style:parent-style-name="Default" style:data-style-name="N3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ackground-color="#ec9ba4" fo:border="0.06pt solid #000000"/>
    </style:style>
    <style:style style:name="ce11" style:family="table-cell" style:parent-style-name="Default" style:data-style-name="N3">
      <style:table-cell-properties fo:background-color="#ffffa6" fo:border="0.06pt solid #000000"/>
    </style:style>
    <style:style style:name="gr1" style:family="graphic" style:parent-style-name="Note">
      <style:graphic-properties draw:marker-start="Linienspitzen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artungsrhythmu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Nur die blauen Zellen sind Auszufüllen</text:p>
          </table:table-cell>
          <table:covered-table-cell table:number-columns-repeated="2"/>
          <table:table-cell/>
          <table:table-cell table:style-name="ce4" office:value-type="string" calcext:value-type="string" table:number-columns-spanned="5" table:number-rows-spanned="1">
            <text:p>Bei Expertenteamwartung den Regler immer auf max. 96% und vorher die nötigen Wkits manuell</text:p>
          </table:table-cell>
          <table:covered-table-cell table:number-columns-repeated="4" table:style-name="ce3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office:annotation office:display="true" draw:style-name="gr1" draw:text-style-name="P2" svg:width="2.899cm" svg:height="4.151cm" svg:x="8.517cm" svg:y="2.842cm" draw:caption-point-x="3.229cm" draw:caption-point-y="-1.477cm">
              <dc:date>2020-01-28T00:00:00</dc:date>
              <text:p text:style-name="P1"><text:span text:style-name="T1">Minenübersicht nach Repkosten (absteigend) sortieren und alle FA mit Wartungskosten, höher als Wkit per Wkit warten.</text:span></text:p>
              <text:p text:style-name="P1"><text:span text:style-name="T1">Anzahl genutzter Wkits eintragen</text:span></text:p>
            </office:annotation>
            <text:p>1. Anzahl FA per Wkit</text:p>
          </table:table-cell>
          <table:covered-table-cell table:number-columns-repeated="2"/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 table:number-columns-spanned="3" table:number-rows-spanned="1">
            <text:p>Expertenteamwartung 100% (inkl. Anlagen per Wkit)</text:p>
          </table:table-cell>
          <table:covered-table-cell table:number-columns-repeated="2"/>
          <table:table-cell table:style-name="ce10" table:formula="of:=[.E4]*[.E8]+[.E6]" office:value-type="float" office:value="1937967714" calcext:value-type="float">
            <text:p>1.937.967.71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2. Expertenteam 99% (restliche Anlagen)</text:p>
          </table:table-cell>
          <table:covered-table-cell table:number-columns-repeated="2"/>
          <table:table-cell table:style-name="ce7" office:value-type="float" office:value="1937967714" calcext:value-type="float">
            <office:annotation office:display="true" draw:style-name="gr2" draw:text-style-name="P2" svg:width="3.827cm" svg:height="2.176cm" svg:x="16.103cm" svg:y="2.616cm" draw:caption-point-x="-0.857cm" draw:caption-point-y="-0.348cm">
              <dc:date>2020-01-28T00:00:00</dc:date>
              <text:p text:style-name="P1"><text:span text:style-name="T1">Expertenteamwartung öffnen und den Regler auf 99% stellen.</text:span></text:p>
              <text:p text:style-name="P1"><text:span text:style-name="T1">Die anzeigte Summe eintragen.</text:span></text:p>
            </office:annotation>
            <text:p>1.937.967.714</text:p>
          </table:table-cell>
          <table:table-cell table:number-columns-repeated="2"/>
          <table:table-cell table:style-name="ce3" office:value-type="string" calcext:value-type="string" table:number-columns-spanned="3" table:number-rows-spanned="1">
            <text:p>Expertenwartung (alles manuell plus Wkits)</text:p>
          </table:table-cell>
          <table:covered-table-cell table:number-columns-repeated="2"/>
          <table:table-cell table:style-name="ce11" table:formula="of:=[.E4]*[.E8]+[.E6]/3" office:value-type="float" office:value="645989238" calcext:value-type="float">
            <text:p>645.989.238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Kosten pro Wkit inkl. Steuern</text:p>
          </table:table-cell>
          <table:covered-table-cell table:number-columns-repeated="2"/>
          <table:table-cell table:style-name="ce7" table:formula="of:=63565000*1.08" office:value-type="float" office:value="68650200" calcext:value-type="float">
            <text:p>68.650.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Mineneinkommen pro Stunde</text:p>
          </table:table-cell>
          <table:covered-table-cell table:number-columns-repeated="2"/>
          <table:table-cell table:style-name="ce7" office:value-type="float" office:value="15000000000" calcext:value-type="float">
            <text:p>15.000.000.000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table:style-name="ce4" office:value-type="string" calcext:value-type="string" table:number-columns-spanned="5" table:number-rows-spanned="1">
            <text:p>Angezeigt wird das effektive Stundeneinkommen (höchster Wert entspricht fast optimalem Rhythmus)</text:p>
          </table:table-cell>
          <table:covered-table-cell table:number-columns-repeated="4"/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Wartungsrhythmus in Stunden</text:p>
          </table:table-cell>
          <table:covered-table-cell table:style-name="ce3"/>
          <table:table-cell/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72" calcext:value-type="float">
            <text:p>72</text:p>
          </table:table-cell>
          <table:table-cell table:style-name="ce16" office:value-type="float" office:value="84" calcext:value-type="float">
            <text:p>8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Expertenteam (Wkits manuell)</text:p>
          </table:table-cell>
          <table:covered-table-cell table:style-name="ce3"/>
          <table:table-cell/>
          <table:table-cell table:style-name="ce17" table:formula="of:=([.E$15]*[.$E$10]-[.$E$10]*[.E$15]^2/1200-[.$K4])/[.E$15]" office:value-type="float" office:value="14688502690.5" calcext:value-type="float">
            <text:p>14.688.502.691</text:p>
          </table:table-cell>
          <table:table-cell table:style-name="ce17" table:formula="of:=([.F$15]*[.$E$10]-[.$E$10]*[.F$15]^2/1200-[.$K4])/[.F$15]" office:value-type="float" office:value="14619251345.25" calcext:value-type="float">
            <text:p>14.619.251.345</text:p>
          </table:table-cell>
          <table:table-cell table:style-name="ce17" table:formula="of:=([.G$15]*[.$E$10]-[.$E$10]*[.G$15]^2/1200-[.$K4])/[.G$15]" office:value-type="float" office:value="14496167563.5" calcext:value-type="float">
            <text:p>14.496.167.564</text:p>
          </table:table-cell>
          <table:table-cell table:style-name="ce17" table:formula="of:=([.H$15]*[.$E$10]-[.$E$10]*[.H$15]^2/1200-[.$K4])/[.H$15]" office:value-type="float" office:value="14359625672.625" calcext:value-type="float">
            <text:p>14.359.625.673</text:p>
          </table:table-cell>
          <table:table-cell table:style-name="ce17" table:formula="of:=([.I$15]*[.$E$10]-[.$E$10]*[.I$15]^2/1200-[.$K4])/[.I$15]" office:value-type="float" office:value="14217700538.1" calcext:value-type="float">
            <text:p>14.217.700.538</text:p>
          </table:table-cell>
          <table:table-cell table:style-name="ce17" table:formula="of:=([.J$15]*[.$E$10]-[.$E$10]*[.J$15]^2/1200-[.$K4])/[.J$15]" office:value-type="float" office:value="14073083781.75" calcext:value-type="float">
            <text:p>14.073.083.782</text:p>
          </table:table-cell>
          <table:table-cell table:style-name="ce17" table:formula="of:=([.K$15]*[.$E$10]-[.$E$10]*[.K$15]^2/1200-[.$K4])/[.K$15]" office:value-type="float" office:value="13926928955.7857" calcext:value-type="float">
            <text:p>13.926.928.956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Experten manuell (Wkits manuell)</text:p>
          </table:table-cell>
          <table:covered-table-cell table:style-name="ce6"/>
          <table:table-cell/>
          <table:table-cell table:style-name="ce17" table:formula="of:=([.E$15]*[.$E$10]-[.$E$10]*[.E$15]^2/1200-[.$K6])/[.E$15]" office:value-type="float" office:value="14796167563.5" calcext:value-type="float">
            <text:p>14.796.167.564</text:p>
          </table:table-cell>
          <table:table-cell table:style-name="ce17" table:formula="of:=([.F$15]*[.$E$10]-[.$E$10]*[.F$15]^2/1200-[.$K6])/[.F$15]" office:value-type="float" office:value="14673083781.75" calcext:value-type="float">
            <text:p>14.673.083.782</text:p>
          </table:table-cell>
          <table:table-cell table:style-name="ce17" table:formula="of:=([.G$15]*[.$E$10]-[.$E$10]*[.G$15]^2/1200-[.$K6])/[.G$15]" office:value-type="float" office:value="14532055854.5" calcext:value-type="float">
            <text:p>14.532.055.855</text:p>
          </table:table-cell>
          <table:table-cell table:style-name="ce17" table:formula="of:=([.H$15]*[.$E$10]-[.$E$10]*[.H$15]^2/1200-[.$K6])/[.H$15]" office:value-type="float" office:value="14386541890.875" calcext:value-type="float">
            <text:p>14.386.541.891</text:p>
          </table:table-cell>
          <table:table-cell table:style-name="ce17" table:formula="of:=([.I$15]*[.$E$10]-[.$E$10]*[.I$15]^2/1200-[.$K6])/[.I$15]" office:value-type="float" office:value="14239233512.7" calcext:value-type="float">
            <text:p>14.239.233.513</text:p>
          </table:table-cell>
          <table:table-cell table:style-name="ce17" table:formula="of:=([.J$15]*[.$E$10]-[.$E$10]*[.J$15]^2/1200-[.$K6])/[.J$15]" office:value-type="float" office:value="14091027927.25" calcext:value-type="float">
            <text:p>14.091.027.927</text:p>
          </table:table-cell>
          <table:table-cell table:style-name="ce17" table:formula="of:=([.K$15]*[.$E$10]-[.$E$10]*[.K$15]^2/1200-[.$K6])/[.K$15]" office:value-type="float" office:value="13942309651.9286" calcext:value-type="float">
            <text:p>13.942.309.652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Wartungsrhythmus in Stunden</text:p>
          </table:table-cell>
          <table:covered-table-cell/>
          <table:table-cell/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108" calcext:value-type="float">
            <text:p>108</text:p>
          </table:table-cell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132" calcext:value-type="float">
            <text:p>132</text:p>
          </table:table-cell>
          <table:table-cell table:style-name="ce16" office:value-type="float" office:value="144" calcext:value-type="float">
            <text:p>144</text:p>
          </table:table-cell>
          <table:table-cell table:style-name="ce16" office:value-type="float" office:value="156" calcext:value-type="float">
            <text:p>156</text:p>
          </table:table-cell>
          <table:table-cell table:style-name="ce16" office:value-type="float" office:value="168" calcext:value-type="float">
            <text:p>16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Expertenteam (Wkits manuell)</text:p>
          </table:table-cell>
          <table:covered-table-cell table:style-name="ce3"/>
          <table:table-cell/>
          <table:table-cell table:style-name="ce17" table:formula="of:=([.E$22]*[.$E$10]-[.$E$10]*[.E$22]^2/1200-[.$K4])/[.E$22]" office:value-type="float" office:value="13779812836.3125" calcext:value-type="float">
            <text:p>13.779.812.836</text:p>
          </table:table-cell>
          <table:table-cell table:style-name="ce17" table:formula="of:=([.F$22]*[.$E$10]-[.$E$10]*[.F$22]^2/1200-[.$K4])/[.F$22]" office:value-type="float" office:value="13632055854.5" calcext:value-type="float">
            <text:p>13.632.055.855</text:p>
          </table:table-cell>
          <table:table-cell table:style-name="ce17" table:formula="of:=([.G$22]*[.$E$10]-[.$E$10]*[.G$22]^2/1200-[.$K4])/[.G$22]" office:value-type="float" office:value="13483850269.05" calcext:value-type="float">
            <text:p>13.483.850.269</text:p>
          </table:table-cell>
          <table:table-cell table:style-name="ce17" table:formula="of:=([.H$22]*[.$E$10]-[.$E$10]*[.H$22]^2/1200-[.$K4])/[.H$22]" office:value-type="float" office:value="13335318426.4091" calcext:value-type="float">
            <text:p>13.335.318.426</text:p>
          </table:table-cell>
          <table:table-cell table:style-name="ce17" table:formula="of:=([.I$22]*[.$E$10]-[.$E$10]*[.I$22]^2/1200-[.$K4])/[.I$22]" office:value-type="float" office:value="13186541890.875" calcext:value-type="float">
            <text:p>13.186.541.891</text:p>
          </table:table-cell>
          <table:table-cell table:style-name="ce17" table:formula="of:=([.J$22]*[.$E$10]-[.$E$10]*[.J$22]^2/1200-[.$K4])/[.J$22]" office:value-type="float" office:value="13037577130.0385" calcext:value-type="float">
            <text:p>13.037.577.130</text:p>
          </table:table-cell>
          <table:table-cell table:style-name="ce17" table:formula="of:=([.K$22]*[.$E$10]-[.$E$10]*[.K$22]^2/1200-[.$K4])/[.K$22]" office:value-type="float" office:value="12888464477.8929" calcext:value-type="float">
            <text:p>12.888.464.47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Experten manuell (Wkits manuell)</text:p>
          </table:table-cell>
          <table:covered-table-cell table:style-name="ce6"/>
          <table:table-cell/>
          <table:table-cell table:style-name="ce17" table:formula="of:=([.E$22]*[.$E$10]-[.$E$10]*[.E$22]^2/1200-[.$K6])/[.E$22]" office:value-type="float" office:value="13793270945.4375" calcext:value-type="float">
            <text:p>13.793.270.945</text:p>
          </table:table-cell>
          <table:table-cell table:style-name="ce17" table:formula="of:=([.F$22]*[.$E$10]-[.$E$10]*[.F$22]^2/1200-[.$K6])/[.F$22]" office:value-type="float" office:value="13644018618.1667" calcext:value-type="float">
            <text:p>13.644.018.618</text:p>
          </table:table-cell>
          <table:table-cell table:style-name="ce17" table:formula="of:=([.G$22]*[.$E$10]-[.$E$10]*[.G$22]^2/1200-[.$K6])/[.G$22]" office:value-type="float" office:value="13494616756.35" calcext:value-type="float">
            <text:p>13.494.616.756</text:p>
          </table:table-cell>
          <table:table-cell table:style-name="ce17" table:formula="of:=([.H$22]*[.$E$10]-[.$E$10]*[.H$22]^2/1200-[.$K6])/[.H$22]" office:value-type="float" office:value="13345106142.1364" calcext:value-type="float">
            <text:p>13.345.106.142</text:p>
          </table:table-cell>
          <table:table-cell table:style-name="ce17" table:formula="of:=([.I$22]*[.$E$10]-[.$E$10]*[.I$22]^2/1200-[.$K6])/[.I$22]" office:value-type="float" office:value="13195513963.625" calcext:value-type="float">
            <text:p>13.195.513.964</text:p>
          </table:table-cell>
          <table:table-cell table:style-name="ce17" table:formula="of:=([.J$22]*[.$E$10]-[.$E$10]*[.J$22]^2/1200-[.$K6])/[.J$22]" office:value-type="float" office:value="13045859043.3462" calcext:value-type="float">
            <text:p>13.045.859.043</text:p>
          </table:table-cell>
          <table:table-cell table:style-name="ce17" table:formula="of:=([.K$22]*[.$E$10]-[.$E$10]*[.K$22]^2/1200-[.$K6])/[.K$22]" office:value-type="float" office:value="12896154825.9643" calcext:value-type="float">
            <text:p>12.896.154.826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Expertenteamwartung Optimum (in Stunden)</text:p>
          </table:table-cell>
          <table:covered-table-cell table:number-columns-repeated="2"/>
          <table:table-cell/>
          <table:table-cell table:style-name="ce19" table:formula="of:=SQRT(1200*[.K4]/[.E10])" office:value-type="float" office:value="12.4514022150118" calcext:value-type="float">
            <text:p>12,45</text:p>
          </table:table-cell>
          <table:table-cell table:style-name="ce20" table:formula="of:=([.F30]*[.$E$10]-[.$E$10]*[.F30]^2/1200-[.$K4])/[.F30]" office:value-type="float" office:value="14688714944.6247" calcext:value-type="float">
            <text:p>14.688.714.94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Expertenwartung Optimum (in Stunden)</text:p>
          </table:table-cell>
          <table:covered-table-cell table:number-columns-repeated="2"/>
          <table:table-cell/>
          <table:table-cell table:style-name="ce19" table:formula="of:=SQRT(1200*[.K6]/[.E10])" office:value-type="float" office:value="7.18882042062535" calcext:value-type="float">
            <text:p>7,19</text:p>
          </table:table-cell>
          <table:table-cell table:style-name="ce20" table:formula="of:=([.F32]*[.$E$10]-[.$E$10]*[.F32]^2/1200-[.$K6])/[.F32]" office:value-type="float" office:value="14820279489.4844" calcext:value-type="float">
            <text:p>14.820.279.48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.00.0000</text:date>, <text:time style:data-style-name="N2" text:time-value="21:07:25.4102655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0-01-28T01:29:51.189000000</meta:creation-date>
    <dc:date>2025-06-02T21:13:21.685604800</dc:date>
    <meta:editing-duration>PT3H30M14S</meta:editing-duration>
    <meta:editing-cycles>31</meta:editing-cycles>
    <meta:generator>LibreOffice/25.2.2.2$Windows_x86 LibreOffice_project/7370d4be9e3cf6031a51beef54ff3bda878e3fac</meta:generator>
    <meta:document-statistic meta:table-count="1" meta:cell-count="69" meta:object-count="0"/>
  </office:meta>
</office:document-meta>
</file>